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09:50</text:p>
      <text:p text:style-name="Standard">Opgaver påbegyndes.</text:p>
      <text:p text:style-name="Standard"/>
      <text:p text:style-name="Standard">09:51</text:p>
      <text:p text:style-name="Standard">Systemet virker umiddelbart nemt at tilgå.</text:p>
      <text:p text:style-name="Standard"/>
      <text:p text:style-name="Standard">09:52</text:p>
      <text:p text:style-name="Standard">QR koden forvirrer testpersonen. Hun føler ikke rigtig at der er en mulighed for at gå tilbage.</text:p>
      <text:p text:style-name="Standard">Vælg fil virker forvirrende, men personen konkluderer hurtigt at det må være til at uploade et billede fra computeren.</text:p>
      <text:p text:style-name="Standard"/>
      <text:p text:style-name="Standard">09:54</text:p>
      <text:p text:style-name="Standard">Ved tryk på rediger sker en http fejl.</text:p>
      <text:p text:style-name="Standard"/>
      <text:p text:style-name="Standard">09:55</text:p>
      <text:p text:style-name="Standard">Testperson forvirres af designet der skal bruges for at kunne tilføje sig som pædagog for et barn.</text:p>
      <text:p text:style-name="Standard"/>
      <text:p text:style-name="Standard">09:57</text:p>
      <text:p text:style-name="Standard">”Hvorfor står der Gammel Kode” her?</text:p>
      <text:p text:style-name="Standard"/>
      <text:p text:style-name="Standard">09:59</text:p>
      <text:p text:style-name="Standard">Login på et barns profil er besværligt.</text:p>
      <text:p text:style-name="Standard"/>
      <text:p text:style-name="Standard">10:01</text:p>
      <text:p text:style-name="Standard">Det er nemt at tilføje billeder.</text:p>
      <text:p text:style-name="Standard">Der måtte gerne have været en bekræftelse af at billedet var blevet tilføjet.</text:p>
      <text:p text:style-name="Standard"/>
      <text:p text:style-name="Standard"/>
      <text:p text:style-name="Standard">10:03</text:p>
      <text:p text:style-name="Standard">http fejl ved tilføjelse af privat billede.</text:p>
      <text:p text:style-name="Standard"/>
      <text:p text:style-name="Standard">10:04</text:p>
      <text:p text:style-name="Standard">http fejl.</text:p>
      <text:p text:style-name="Standard"/>
      <text:p text:style-name="Standard">10:07</text:p>
      <text:p text:style-name="Standard">Det ville være nemmere hvis man når man loggede in havde sit navn og billede oppe i det ene hjørne, samt en liste over all de børn der var tilgængelige.</text:p>
      <text:p text:style-name="Standard"/>
      <text:p text:style-name="Standard">10:08</text:p>
      <text:p text:style-name="Standard">Skift til Admin del.</text:p>
      <text:p text:style-name="Standard"/>
      <text:p text:style-name="Standard">10:10</text:p>
      <text:p text:style-name="Standard">Det fremgår ikke klart hvad der skal gøres når der skal tilføjes et barn.</text:p>
      <text:p text:style-name="Standard"/>
      <text:p text:style-name="Standard">10:12</text:p>
      <text:p text:style-name="Standard">Det er svært at finde et barns profiloplysninger.</text:p>
      <text:p text:style-name="Standard"/>
      <text:p text:style-name="Standard">10:14</text:p>
      <text:p text:style-name="Standard">Der er inkonsistens mellem rækkefølgen af hvordan ting foretages i web interfacet og i Admin applikationen. Mere specifikt om man tilføjer en profil til en afdeling, eller en afdeling til en profil.</text:p>
      <text:p text:style-name="Standard">Testen afbryd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smus Dalhoff-Jensen</meta:initial-creator>
    <meta:creation-date>2012-05-22T09:33:13.19</meta:creation-date>
    <meta:generator>OpenOffice.org/3.3$Win32 OpenOffice.org_project/330m20$Build-9567</meta:generator>
    <meta:document-statistic meta:table-count="0" meta:image-count="0" meta:object-count="0" meta:page-count="1" meta:paragraph-count="33" meta:word-count="216" meta:character-count="1229"/>
    <dc:date>2012-05-22T10:15:37.86</dc:date>
    <dc:creator>Rasmus Dalhoff-Jensen</dc:creator>
    <meta:editing-duration>PT42M25S</meta:editing-duration>
    <meta:editing-cycles>1</meta:editing-cycles>
  </office:meta>
</office:document-meta>
</file>